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8pt" officeooo:rsid="001b3225" officeooo:paragraph-rsid="001b3225" style:font-size-asian="18pt" style:font-size-complex="18pt"/>
    </style:style>
    <style:style style:name="P2" style:family="paragraph" style:parent-style-name="Standard" style:list-style-name="L3">
      <style:paragraph-properties fo:text-align="start" style:justify-single-word="false"/>
      <style:text-properties fo:font-size="18pt" officeooo:rsid="001b3225" officeooo:paragraph-rsid="001b3225" style:font-size-asian="18pt" style:font-size-complex="18pt"/>
    </style:style>
    <style:style style:name="P3" style:family="paragraph" style:parent-style-name="Standard" style:list-style-name="L3">
      <style:paragraph-properties fo:text-align="start" style:justify-single-word="false"/>
      <style:text-properties fo:font-size="18pt" officeooo:paragraph-rsid="001b3225" style:font-size-asian="18pt" style:font-size-complex="18pt"/>
    </style:style>
    <style:style style:name="P4" style:family="paragraph" style:parent-style-name="Standard" style:list-style-name="L3">
      <style:paragraph-properties fo:text-align="start" style:justify-single-word="false"/>
      <style:text-properties fo:font-size="18pt" officeooo:rsid="00345e28" officeooo:paragraph-rsid="0035b075" style:font-size-asian="18pt" style:font-size-complex="18pt"/>
    </style:style>
    <style:style style:name="P5" style:family="paragraph" style:parent-style-name="Standard">
      <style:paragraph-properties fo:text-align="center" style:justify-single-word="false"/>
      <style:text-properties fo:font-size="24pt" fo:font-weight="normal" officeooo:rsid="001b3225" officeooo:paragraph-rsid="001b3225" style:font-size-asian="24pt" style:font-weight-asian="normal" style:font-size-complex="24pt" style:font-weight-complex="normal"/>
    </style:style>
    <style:style style:name="P6" style:family="paragraph" style:parent-style-name="Standard">
      <style:paragraph-properties fo:text-align="start" style:justify-single-word="false"/>
      <style:text-properties fo:font-size="16pt" officeooo:rsid="001b3225" officeooo:paragraph-rsid="001b3225" style:font-size-asian="14pt" style:font-size-complex="16pt"/>
    </style:style>
    <style:style style:name="P7" style:family="paragraph" style:parent-style-name="Standard">
      <style:paragraph-properties fo:text-align="start" style:justify-single-word="false"/>
      <style:text-properties officeooo:paragraph-rsid="002453f6"/>
    </style:style>
    <style:style style:name="P8" style:family="paragraph" style:parent-style-name="Standard">
      <style:paragraph-properties fo:text-align="start" style:justify-single-word="false"/>
      <style:text-properties fo:font-size="12pt" officeooo:rsid="001b3225" officeooo:paragraph-rsid="001b3225" style:font-size-asian="12pt" style:font-size-complex="12pt"/>
    </style:style>
    <style:style style:name="P9" style:family="paragraph" style:parent-style-name="Standard" style:list-style-name="L3">
      <style:paragraph-properties fo:text-align="start" style:justify-single-word="false"/>
      <style:text-properties fo:font-size="12pt" officeooo:rsid="001b3225" officeooo:paragraph-rsid="001b3225" style:font-size-asian="12pt" style:font-size-complex="12pt"/>
    </style:style>
    <style:style style:name="P10" style:family="paragraph" style:parent-style-name="Standard" style:list-style-name="L3">
      <style:paragraph-properties fo:text-align="start" style:justify-single-word="false"/>
      <style:text-properties fo:font-size="12pt" officeooo:rsid="001bfb4c" officeooo:paragraph-rsid="001bfb4c" style:font-size-asian="12pt" style:font-size-complex="12pt"/>
    </style:style>
    <style:style style:name="P11" style:family="paragraph" style:parent-style-name="Standard" style:list-style-name="L5">
      <style:paragraph-properties fo:text-align="start" style:justify-single-word="false"/>
      <style:text-properties fo:font-size="12pt" officeooo:rsid="001bfb4c" officeooo:paragraph-rsid="001bfb4c" style:font-size-asian="12pt" style:font-size-complex="12pt"/>
    </style:style>
    <style:style style:name="P12" style:family="paragraph" style:parent-style-name="Standard">
      <style:paragraph-properties fo:text-align="start" style:justify-single-word="false"/>
      <style:text-properties fo:font-size="12pt" officeooo:rsid="001bfb4c" officeooo:paragraph-rsid="001bfb4c" style:font-size-asian="12pt" style:font-size-complex="12pt"/>
    </style:style>
    <style:style style:name="P13" style:family="paragraph" style:parent-style-name="Standard" style:list-style-name="L3">
      <style:paragraph-properties fo:text-align="start" style:justify-single-word="false"/>
      <style:text-properties fo:font-size="12pt" officeooo:rsid="001df40a" officeooo:paragraph-rsid="001df40a" style:font-size-asian="12pt" style:font-size-complex="12pt"/>
    </style:style>
    <style:style style:name="P14" style:family="paragraph" style:parent-style-name="Standard">
      <style:paragraph-properties fo:text-align="start" style:justify-single-word="false"/>
      <style:text-properties fo:font-size="12pt" officeooo:rsid="001df40a" officeooo:paragraph-rsid="001df40a" style:font-size-asian="12pt" style:font-size-complex="12pt"/>
    </style:style>
    <style:style style:name="P15" style:family="paragraph" style:parent-style-name="Standard">
      <style:paragraph-properties fo:text-align="start" style:justify-single-word="false"/>
      <style:text-properties fo:font-size="12pt" officeooo:rsid="001f2c88" officeooo:paragraph-rsid="001f2c88" style:font-size-asian="12pt" style:font-size-complex="12pt"/>
    </style:style>
    <style:style style:name="P16" style:family="paragraph" style:parent-style-name="Standard" style:list-style-name="L3">
      <style:paragraph-properties fo:text-align="start" style:justify-single-word="false"/>
      <style:text-properties fo:font-size="12pt" officeooo:rsid="00207d7f" officeooo:paragraph-rsid="00207d7f" style:font-size-asian="10.5pt" style:font-size-complex="12pt"/>
    </style:style>
    <style:style style:name="P17" style:family="paragraph" style:parent-style-name="Standard" style:list-style-name="L6">
      <style:paragraph-properties fo:text-align="start" style:justify-single-word="false"/>
      <style:text-properties fo:font-size="12pt" officeooo:rsid="00207d7f" officeooo:paragraph-rsid="00207d7f" style:font-size-asian="10.5pt" style:font-size-complex="12pt"/>
    </style:style>
    <style:style style:name="P18" style:family="paragraph" style:parent-style-name="Standard" style:list-style-name="L6">
      <style:paragraph-properties fo:text-align="start" style:justify-single-word="false"/>
      <style:text-properties fo:font-size="12pt" officeooo:rsid="00207d7f" officeooo:paragraph-rsid="0020c6bd" style:font-size-asian="10.5pt" style:font-size-complex="12pt"/>
    </style:style>
    <style:style style:name="P19" style:family="paragraph" style:parent-style-name="Standard" style:list-style-name="L3">
      <style:paragraph-properties fo:text-align="start" style:justify-single-word="false"/>
      <style:text-properties fo:font-size="12pt" officeooo:rsid="00234d34" officeooo:paragraph-rsid="00234d34" style:font-size-asian="10.5pt" style:font-size-complex="12pt"/>
    </style:style>
    <style:style style:name="P20" style:family="paragraph" style:parent-style-name="Standard">
      <style:paragraph-properties fo:text-align="start" style:justify-single-word="false"/>
      <style:text-properties fo:font-size="12pt" officeooo:rsid="00234d34" officeooo:paragraph-rsid="00234d34" style:font-size-asian="10.5pt" style:font-size-complex="12pt"/>
    </style:style>
    <style:style style:name="P21" style:family="paragraph" style:parent-style-name="Standard" style:list-style-name="L3">
      <style:paragraph-properties fo:text-align="start" style:justify-single-word="false"/>
      <style:text-properties fo:font-size="12pt" officeooo:rsid="002ba29e" officeooo:paragraph-rsid="002ba29e" style:font-size-asian="10.5pt" style:font-size-complex="12pt"/>
    </style:style>
    <style:style style:name="P22" style:family="paragraph" style:parent-style-name="Standard" style:list-style-name="L11">
      <style:paragraph-properties fo:text-align="start" style:justify-single-word="false"/>
      <style:text-properties fo:font-size="12pt" officeooo:rsid="002ba29e" officeooo:paragraph-rsid="002ba29e" style:font-size-asian="10.5pt" style:font-size-complex="12pt"/>
    </style:style>
    <style:style style:name="P23" style:family="paragraph" style:parent-style-name="Standard" style:list-style-name="L11">
      <style:paragraph-properties fo:text-align="start" style:justify-single-word="false"/>
      <style:text-properties fo:font-size="12pt" officeooo:rsid="002ba29e" officeooo:paragraph-rsid="002c8d6e" style:font-size-asian="10.5pt" style:font-size-complex="12pt"/>
    </style:style>
    <style:style style:name="P24" style:family="paragraph" style:parent-style-name="Standard" style:list-style-name="L11">
      <style:paragraph-properties fo:text-align="start" style:justify-single-word="false"/>
      <style:text-properties fo:font-size="12pt" officeooo:rsid="002c0540" officeooo:paragraph-rsid="002c0540" style:font-size-asian="10.5pt" style:font-size-complex="12pt"/>
    </style:style>
    <style:style style:name="P25" style:family="paragraph" style:parent-style-name="Standard" style:list-style-name="L11">
      <style:paragraph-properties fo:text-align="start" style:justify-single-word="false"/>
      <style:text-properties fo:font-size="12pt" officeooo:rsid="002c8d6e" officeooo:paragraph-rsid="002c8d6e" style:font-size-asian="10.5pt" style:font-size-complex="12pt"/>
    </style:style>
    <style:style style:name="P26" style:family="paragraph" style:parent-style-name="Standard" style:list-style-name="L11">
      <style:paragraph-properties fo:text-align="start" style:justify-single-word="false"/>
      <style:text-properties fo:font-size="12pt" officeooo:rsid="002f736a" officeooo:paragraph-rsid="002f736a" style:font-size-asian="10.5pt" style:font-size-complex="12pt"/>
    </style:style>
    <style:style style:name="P27" style:family="paragraph" style:parent-style-name="Standard" style:list-style-name="L11">
      <style:paragraph-properties fo:text-align="start" style:justify-single-word="false"/>
      <style:text-properties fo:font-size="12pt" officeooo:rsid="0032276f" officeooo:paragraph-rsid="0032276f" style:font-size-asian="10.5pt" style:font-size-complex="12pt"/>
    </style:style>
    <style:style style:name="P28" style:family="paragraph" style:parent-style-name="Standard" style:list-style-name="L10">
      <style:paragraph-properties fo:text-align="start" style:justify-single-word="false"/>
      <style:text-properties officeooo:rsid="002453f6" officeooo:paragraph-rsid="002453f6"/>
    </style:style>
    <style:style style:name="P29" style:family="paragraph" style:parent-style-name="Standard" style:list-style-name="L10">
      <style:paragraph-properties fo:text-align="start" style:justify-single-word="false"/>
      <style:text-properties officeooo:rsid="00249349" officeooo:paragraph-rsid="00249349"/>
    </style:style>
    <style:style style:name="P30" style:family="paragraph" style:parent-style-name="Standard" style:list-style-name="L10">
      <style:paragraph-properties fo:text-align="start" style:justify-single-word="false"/>
      <style:text-properties officeooo:rsid="00270ca2" officeooo:paragraph-rsid="00270ca2"/>
    </style:style>
    <style:style style:name="P31" style:family="paragraph" style:parent-style-name="Standard" style:list-style-name="L10">
      <style:paragraph-properties fo:text-align="start" style:justify-single-word="false"/>
      <style:text-properties officeooo:rsid="00299d99" officeooo:paragraph-rsid="00299d99"/>
    </style:style>
    <style:style style:name="P32" style:family="paragraph" style:parent-style-name="Standard" style:list-style-name="L10">
      <style:paragraph-properties fo:text-align="start" style:justify-single-word="false"/>
      <style:text-properties officeooo:rsid="002b9840" officeooo:paragraph-rsid="002b9840"/>
    </style:style>
    <style:style style:name="P33" style:family="paragraph" style:parent-style-name="Standard">
      <style:paragraph-properties fo:text-align="start" style:justify-single-word="false"/>
      <style:text-properties officeooo:rsid="002b9840" officeooo:paragraph-rsid="002b9840"/>
    </style:style>
    <style:style style:name="P34" style:family="paragraph" style:parent-style-name="Standard" style:list-style-name="L11">
      <style:paragraph-properties fo:text-align="start" style:justify-single-word="false"/>
      <style:text-properties officeooo:rsid="00329a14" officeooo:paragraph-rsid="00329a14"/>
    </style:style>
    <style:style style:name="T1" style:family="text">
      <style:text-properties officeooo:rsid="001b3225"/>
    </style:style>
    <style:style style:name="T2" style:family="text">
      <style:text-properties officeooo:rsid="001df40a"/>
    </style:style>
    <style:style style:name="T3" style:family="text">
      <style:text-properties fo:font-size="12pt" style:font-size-asian="12pt" style:font-size-complex="12pt"/>
    </style:style>
    <style:style style:name="T4" style:family="text">
      <style:text-properties fo:font-size="12pt" officeooo:rsid="001df40a" style:font-size-asian="12pt" style:font-size-complex="12pt"/>
    </style:style>
    <style:style style:name="T5" style:family="text">
      <style:text-properties fo:font-size="12pt" officeooo:rsid="00234d34" style:font-size-asian="12pt" style:font-size-complex="12pt"/>
    </style:style>
    <style:style style:name="T6" style:family="text">
      <style:text-properties fo:font-size="12pt" officeooo:rsid="00249349" style:font-size-asian="12pt" style:font-size-complex="12pt"/>
    </style:style>
    <style:style style:name="T7" style:family="text">
      <style:text-properties fo:font-size="12pt" officeooo:rsid="0024b8a8" style:font-size-asian="12pt" style:font-size-complex="12pt"/>
    </style:style>
    <style:style style:name="T8" style:family="text">
      <style:text-properties fo:font-size="12pt" officeooo:rsid="0025454f" style:font-size-asian="12pt" style:font-size-complex="12pt"/>
    </style:style>
    <style:style style:name="T9" style:family="text">
      <style:text-properties fo:font-size="12pt" officeooo:rsid="00270ca2" style:font-size-asian="12pt" style:font-size-complex="12pt"/>
    </style:style>
    <style:style style:name="T10" style:family="text">
      <style:text-properties fo:font-size="12pt" officeooo:rsid="002c8d6e" style:font-size-asian="12pt" style:font-size-complex="12pt"/>
    </style:style>
    <style:style style:name="T11" style:family="text">
      <style:text-properties fo:font-size="12pt" officeooo:rsid="0035b075" style:font-size-asian="12pt" style:font-size-complex="12pt"/>
    </style:style>
    <style:style style:name="T12" style:family="text">
      <style:text-properties fo:font-size="12pt" style:font-size-asian="10.5pt" style:font-size-complex="12pt"/>
    </style:style>
    <style:style style:name="T13" style:family="text">
      <style:text-properties fo:font-size="12pt" officeooo:rsid="0032276f" style:font-size-asian="10.5pt" style:font-size-complex="12pt"/>
    </style:style>
    <style:style style:name="T14" style:family="text">
      <style:text-properties officeooo:rsid="0020c6bd"/>
    </style:style>
    <style:style style:name="T15" style:family="text">
      <style:text-properties officeooo:rsid="00234d34"/>
    </style:style>
    <style:style style:name="T16" style:family="text">
      <style:text-properties officeooo:rsid="002c8d6e"/>
    </style:style>
    <style:style style:name="T17" style:family="text">
      <style:text-properties officeooo:rsid="002fc75a"/>
    </style:style>
    <style:style style:name="T18" style:family="text">
      <style:text-properties officeooo:rsid="0032276f"/>
    </style:style>
    <style:style style:name="T19" style:family="text">
      <style:text-properties officeooo:rsid="00345e28"/>
    </style:style>
    <style:style style:name="T20" style:family="text">
      <style:text-properties officeooo:rsid="0035b075"/>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okumentacja do gry Memory</text:p>
      <text:p text:style-name="P6"/>
      <text:p text:style-name="P6"/>
      <text:list xml:id="list8929820601523654229" text:style-name="L3">
        <text:list-item>
          <text:p text:style-name="P3"><text:span text:style-name="T1"><text:s/>plansza.h</text:span></text:p>
          <text:p text:style-name="P3"/>
          <text:p text:style-name="P9">Plik zawiera deklarację funkcji dla pliku plansza.h, jest biblioteka,ktora korzysta ylko z bibliotek standardowych.</text:p>
          <text:p text:style-name="P9">Występuje w niej deklaracja struktury:</text:p>
          <text:p text:style-name="P9"/>
          <text:p text:style-name="P9"><text:tab/>typedef struct przycisk{</text:p>
          <text:p text:style-name="P9"><text:tab/><text:tab/>GtkWidget *guz;</text:p>
          <text:p text:style-name="P9"><text:tab/><text:tab/>int posX,posY;</text:p>
          <text:p text:style-name="P9"><text:tab/><text:tab/>int obraz;</text:p>
          <text:p text:style-name="P9"><text:tab/><text:tab/>bool odkryty;</text:p>
          <text:p text:style-name="P9"><text:tab/>}Przycisk;</text:p>
          <text:p text:style-name="P9"/>
          <text:p text:style-name="P9">jest ona wykorzystywana do opisu guzikow planszy – X i Y są pozycjami na osi, obraz jest numerem obrazka, który ją opisuje, odkryty jest stanem ( jeśli obrazek został odkryty ma stan 1).</text:p>
          <text:p text:style-name="P9"/>
        </text:list-item>
        <text:list-item>
          <text:p text:style-name="P2">plansza.c</text:p>
          <text:p text:style-name="P2"/>
          <text:p text:style-name="P10"><text:span text:style-name="T2">P</text:span>lik korzystający z biblioteki plansza.h, zawiera trzy funkcję:</text:p>
          <text:p text:style-name="P10"/>
        </text:list-item>
      </text:list>
      <text:list xml:id="list6415200427407173177" text:style-name="L5">
        <text:list-item>
          <text:list>
            <text:list-item>
              <text:p text:style-name="P11">void gen(int n, Przycisk tab[8][8])</text:p>
            </text:list-item>
          </text:list>
        </text:list-item>
      </text:list>
      <text:p text:style-name="P12"><text:tab/><text:tab/>funkcja służy do generowania pseudoloswej planszy o podanym rozmiarze, wyniki <text:tab/><text:tab/>zostaja zapisane w tablicy podanej jako argument, generator działa tylko dla plansz </text:p>
      <text:p text:style-name="P12"><text:tab/><text:tab/>mniejszych bądź rownych 8, korzysta z funkcji srand uzależnionej od czasu i rand;</text:p>
      <text:p text:style-name="P12"/>
      <text:list xml:id="list52757094553943" text:continue-numbering="true" text:style-name="L5">
        <text:list-item>
          <text:list>
            <text:list-item>
              <text:p text:style-name="P11">void odkryj(Przycisk zm)</text:p>
              <text:list>
                <text:list-header>
                  <text:p text:style-name="P11">funkcja, która odkrywa dana karte, przyjmuje strukture Przycisk jako argument i poprzez zm.guz oraz informacje zm.obraz przypisuje odpowiedni obrazek z pliku obrazki do danego guzika</text:p>
                  <text:p text:style-name="P11"/>
                </text:list-header>
              </text:list>
            </text:list-item>
            <text:list-item>
              <text:p text:style-name="P11">gboolean zakryj(gpointer data)</text:p>
              <text:list>
                <text:list-header>
                  <text:p text:style-name="P11">funkcja, która zakrywa dany guzik przyjmuje za argument wskaznik na strukture Przycisk z niej wyluskuje wskaznik na guzik i podmienia obraz guzika na obraz tla z pliku obrazki.</text:p>
                </text:list-header>
              </text:list>
              <text:p text:style-name="P11"/>
            </text:list-item>
          </text:list>
        </text:list-item>
      </text:list>
      <text:list xml:id="list52757093829420" text:continue-list="list8929820601523654229" text:style-name="L3">
        <text:list-item>
          <text:p text:style-name="P2">fifo.h i lin-fifo.c</text:p>
          <text:p text:style-name="P2"/>
          <text:p text:style-name="P13">Pliki umozliwiajace korzystanie z kolejek fifo.</text:p>
        </text:list-item>
      </text:list>
      <text:p text:style-name="P14"/>
      <text:p text:style-name="P14"/>
      <text:p text:style-name="P14"/>
      <text:p text:style-name="P14"/>
      <text:p text:style-name="P14"/>
      <text:list xml:id="list52756505664237" text:continue-numbering="true" text:style-name="L3">
        <text:list-item>
          <text:p text:style-name="P2"><text:soft-page-break/>okna.h</text:p>
          <text:p text:style-name="P2"/>
        </text:list-item>
      </text:list>
      <text:p text:style-name="P1"><text:tab/><text:span text:style-name="T4">Plik zawiera deklarację funkcji dla pliku okna.c, jest biblioteka, która korzysta z bibliotek <text:tab/>fifo.h i plansza.h.</text:span></text:p>
      <text:p text:style-name="P15"><text:tab/>Zawiera deklaracje struktury:</text:p>
      <text:p text:style-name="P15"/>
      <text:p text:style-name="P15"><text:tab/><text:tab/>typedef struct dane{</text:p>
      <text:p text:style-name="P15"><text:tab/><text:tab/><text:tab/>bool ruchgracza,gracz;</text:p>
      <text:p text:style-name="P15"><text:tab/><text:tab/><text:tab/>int n,odkryte,punktyA,punktyB,ruchy;</text:p>
      <text:p text:style-name="P15"><text:tab/><text:tab/><text:tab/>Przycisk przyc[8][8];</text:p>
      <text:p text:style-name="P15"><text:tab/><text:tab/><text:tab/>Przycisk *ktoreodkryl[2];</text:p>
      <text:p text:style-name="P15"><text:tab/><text:tab/><text:tab/>GtkWidget *mv,*pas,*pbs;</text:p>
      <text:p text:style-name="P15"><text:tab/><text:tab/><text:tab/>PipesPtr potoki;</text:p>
      <text:p text:style-name="P15"><text:tab/><text:tab/>} Dane;</text:p>
      <text:p text:style-name="P15"/>
      <text:p text:style-name="P15"><text:tab/>która sluzy do przechowawania kompletu informacj o grze, ruchgracza jak sama nazwa <text:tab/>sugeruje wskazuje, który gracz aktualnie wykonuje ruch (A-0, B-1), gracz określa, którym <text:tab/>graczem jesteśmy (A-0,B-1), n wskazuje na wielkosc planszy. Odkryte zlicza ile kart zostalo <text:tab/>odkrytych w kolejce gracza, punktyA suma punktów gracza A, punktyB suma punktów <text:tab/>gracza B, ruchy liczba ruchów wykonanych w grze( nie jest ona poprawnie liczbowo, służy <text:tab/>do porównania w postępie gry), tablica przyc jest opisem wszystkich guzików planszy, <text:s/><text:tab/>tablica wskaznikow ktoreodkryl[] sluzy do zapamietania jakie karty zostaly odkryte w ruchu <text:tab/>gracza, wskazniki na GtkWidget mv, pas, pbs to odpowiednio wskazniki na labele <text:tab/>odpowiadajace za ruch gracza (mv – move), punkty gracza a (pas -player A score), punkty <text:tab/>gracza b (player b score), oraz wskaźnik na zainicjowane potoki – <text:s/>sluzy do ich zamkniecia.</text:p>
      <text:p text:style-name="P15"/>
      <text:list xml:id="list52756209668634" text:continue-numbering="true" text:style-name="L3">
        <text:list-item>
          <text:p text:style-name="P2">okna.c</text:p>
          <text:p text:style-name="P2"/>
          <text:p text:style-name="P16">Plik korzystajacy z biblioteki okna.h <text:s/>zawiera dwie funkcje:</text:p>
          <text:p text:style-name="P16"/>
        </text:list-item>
      </text:list>
      <text:list xml:id="list1288781081118896306" text:style-name="L6">
        <text:list-item>
          <text:list>
            <text:list-item>
              <text:p text:style-name="P17">void pokaz_instrukcje(GtkWidget *widget, gpointer *data)</text:p>
              <text:list>
                <text:list-header>
                  <text:p text:style-name="P17">która jest podpieta do guzika w menu umozliwia uruchomienia dodatkowego okna, w ktorym pokaze się instrukcja do gry</text:p>
                </text:list-header>
              </text:list>
              <text:p text:style-name="P17"/>
            </text:list-item>
            <text:list-item>
              <text:p text:style-name="P17">void zamknij(GtkWidget *widget, gpointer *data)</text:p>
              <text:list>
                <text:list-header>
                  <text:p text:style-name="P18">funkcja podpinana do guzikow oraz okien (signal „destroy”), ktora niszczy podany <text:span text:style-name="T14">Gtk</text:span>Widget, <text:span text:style-name="T15">który został podany za pomoca gpointer a</text:span></text:p>
                </text:list-header>
              </text:list>
              <text:p text:style-name="P18"><text:s text:c="2"/></text:p>
            </text:list-item>
          </text:list>
        </text:list-item>
      </text:list>
      <text:list xml:id="list52755554394998" text:continue-list="list52756209668634" text:style-name="L3">
        <text:list-item>
          <text:p text:style-name="P2">gra.h</text:p>
          <text:p text:style-name="P2"/>
          <text:p text:style-name="P19">Plik zawiera deklaracje funkcji dla pliku gra.c, jest biblioteka, która korzysta z biblioteki okna.h.</text:p>
        </text:list-item>
      </text:list>
      <text:p text:style-name="P20"/>
      <text:p text:style-name="P20"/>
      <text:p text:style-name="P20"/>
      <text:p text:style-name="P20"/>
      <text:p text:style-name="P20"/>
      <text:p text:style-name="P20"/>
      <text:list xml:id="list52757243579633" text:continue-numbering="true" text:style-name="L3">
        <text:list-item>
          <text:p text:style-name="P2"><text:soft-page-break/>gra.c</text:p>
          <text:p text:style-name="P2"/>
        </text:list-item>
      </text:list>
      <text:p text:style-name="P7"><text:tab/><text:span text:style-name="T5">Plik korzystajacy z biblioteki gra.h zawiera piec funkcji:</text:span></text:p>
      <text:list xml:id="list1361661749897411410" text:style-name="L10">
        <text:list-item>
          <text:p text:style-name="P28"><text:span text:style-name="T5">void nowa_gra(GtkWidget *widget, gpointer *data)</text:span></text:p>
          <text:list>
            <text:list-header>
              <text:p text:style-name="P28"><text:span text:style-name="T5">f</text:span><text:span text:style-name="T3">unkcja ta jest podpieta do guzika, który rozpoczyna nowa gre, gpointer *data jest wskaznikiem na strukture Dane (z pliku okna.h), czyli na informacje o planszy. </text:span><text:span text:style-name="T6">Funkcja</text:span><text:span text:style-name="T3"> może być uruchomiony tylko wtedy, kiedy cala plansza jest odkryta w innym przypadku za pomoca funkcji popup pokazuje się odpowiedni komunikat, ze, a jeśli gra już jest zakonczona to prawo do rozpoczecia nowej gry ma gracz, który wygral wpp wyswietli się odpowiedni komunikat za pomoca funkcji popup. Funkcja resetuje wszystkie informacje na gre zerujac je. Liczba ruchow jest rowna zero (gdzie jak się rozpoczyna program jest rowny 1), aby program drugiego gracza wiedzial, ze gra zostala zrestartowana. Nastepnia cala informacja o rozgrywce zostaje przekazana do drugiego gracza za pomoca funkcji przekaz_tekst.</text:span></text:p>
            </text:list-header>
          </text:list>
          <text:p text:style-name="P28"><text:span text:style-name="T3"/></text:p>
        </text:list-item>
        <text:list-item>
          <text:p text:style-name="P28"><text:span text:style-name="T3">void przekaz_tekst(int zak,Dane zm)</text:span></text:p>
          <text:list>
            <text:list-header>
              <text:p text:style-name="P28"><text:span text:style-name="T3">funkcja sluzaca do komunikacji przekazuje tekst do innego gracza. Za argument przyjmuje int zak, który pozwala zakodowac informacje za pomoca odpowiedniej flagi (4 – przeciwny gracz wygral ’w’, 3 <text:s/>- przeciwny gracz się poddal ‘p’, 2 – </text:span><text:span text:style-name="T6">niekompatybilne wersje zostaly uruchomione ‘z’ zamknij je, 1 – trzeba zakryc dwie kart, które są nie do pary ‘z’, 0 – neutralne) tylko w przypadku 0, 1 </text:span><text:span text:style-name="T10">i 4</text:span><text:span text:style-name="T6"> zostaje przekazana cala informacja o planszy za pomoca stringa przekazanego do pipe a.</text:span></text:p>
            </text:list-header>
          </text:list>
          <text:p text:style-name="P29"><text:span text:style-name="T3"/></text:p>
        </text:list-item>
        <text:list-item>
          <text:p text:style-name="P29"><text:span text:style-name="T3">void poddaj_sie(GtkWidget *widget,gpointer *data)</text:span></text:p>
          <text:list>
            <text:list-header>
              <text:p text:style-name="P29"><text:span text:style-name="T3">funkcja ta jest podpieta do guzika , który umozliwia poddanie się. Gpointer *data jest wskaznikiem na strukture Dane (z pliku okna.h), czyli na informacje o planszy. Funkcja może być tylko uruchomiona kiedy gra jeszcze trwa (nie wszystkie karty zostaly odkryte) </text:span><text:span text:style-name="T7">wpp wyswietla odpowiedni komunikat. </text:span><text:span text:style-name="T8">Aktualizuje plansze gracza, czyj jest ruch oraz wyniki i przekazuje </text:span><text:span text:style-name="T9">te </text:span><text:span text:style-name="T8">aktualizacje </text:span><text:span text:style-name="T9">do drugiego gracza wraz z komunikatem ze przeciwnik się poddal</text:span></text:p>
            </text:list-header>
          </text:list>
          <text:p text:style-name="P30"><text:span text:style-name="T3"/></text:p>
        </text:list-item>
        <text:list-item>
          <text:p text:style-name="P31"><text:span text:style-name="T3">void wczytaj_gre(GtkWidget *widget,gpointer *data)</text:span></text:p>
          <text:list>
            <text:list-header>
              <text:p text:style-name="P31"><text:span text:style-name="T3">funkcja podpieta do guzika, który umozliwia wczytanie ostatniej gry, która zostala zapisana przy wylaczaniu programu ( gra posiada autosave ostatniej gry), wczytanie jest mozliwe tylko na początku gry, gdy wszystkie pola są zakryte. Pozniej odczytuje informacje z pliku zapisyx (x – odpowiedni rozmiar planszy) o stanie gry, </text:span><text:span text:style-name="T10">Liczba ruchow zostaje ustawiona na 0, dziala to podobnie jak w nowej grze.</text:span></text:p>
            </text:list-header>
          </text:list>
          <text:p text:style-name="P32"><text:span text:style-name="T3"/></text:p>
        </text:list-item>
        <text:list-item>
          <text:p text:style-name="P32"><text:span text:style-name="T3">void popup(char *t)</text:span></text:p>
          <text:list>
            <text:list-header>
              <text:p text:style-name="P32"><text:span text:style-name="T3">funkcja, która umozliwia wyswietlanie komunikatow przyjmuje jako argument tekst, a pozniej <text:s/>zostaje on wyswietlony w okienku jako popup</text:span></text:p>
            </text:list-header>
          </text:list>
        </text:list-item>
      </text:list>
      <text:p text:style-name="P33"><text:span text:style-name="T3"/></text:p>
      <text:p text:style-name="P33"><text:span text:style-name="T3"/></text:p>
      <text:p text:style-name="P33"><text:span text:style-name="T3"/></text:p>
      <text:p text:style-name="P33"><text:span text:style-name="T3"/></text:p>
      <text:p text:style-name="P33"><text:span text:style-name="T3"/></text:p>
      <text:p text:style-name="P33"><text:span text:style-name="T3"/></text:p>
      <text:p text:style-name="P33"><text:span text:style-name="T3"/></text:p>
      <text:p text:style-name="P33"><text:span text:style-name="T3"/></text:p>
      <text:p text:style-name="P33"><text:span text:style-name="T3"/></text:p>
      <text:p text:style-name="P33"><text:span text:style-name="T3"/></text:p>
      <text:list xml:id="list52755967867911" text:continue-list="list52757243579633" text:style-name="L3">
        <text:list-item>
          <text:p text:style-name="P2"><text:soft-page-break/>main.c</text:p>
          <text:p text:style-name="P21">jest to plik glowny, który korzysta z biblioteki gra.h. Zawiera 4 zmienne statyczne dostepne dla wszystkich funkcji są to Dane info – informacje o rozgrywce, bool aktywna – sluzy do okreslenia czy jest już uruchomiona jakas gra, <text:s/>oraz dwa wskazniki GtkWidget window, window2 , które odpowiednio wskazuja na menu oraz na plansze.</text:p>
          <text:p text:style-name="P21"/>
          <text:p text:style-name="P21">Plik ten zawiera <text:s/>szesc funkcji:</text:p>
          <text:p text:style-name="P21"/>
        </text:list-item>
      </text:list>
      <text:list xml:id="list7125848039758204718" text:style-name="L11">
        <text:list-item>
          <text:p text:style-name="P22">void pokazBlad(char *komunikat)</text:p>
          <text:list>
            <text:list-header>
              <text:p text:style-name="P22">sluży do wyświetlenia błedu jeśli program napotka jakiś problem przy kolejkach fifo</text:p>
            </text:list-header>
          </text:list>
          <text:p text:style-name="P22"/>
        </text:list-item>
        <text:list-item>
          <text:p text:style-name="P22">static void zakoncz()</text:p>
          <text:list>
            <text:list-header>
              <text:p text:style-name="P22">funkcja sluzaca do zamkniecia komunikacji za pomoca kolejek fifo oraz wyjscia z gtk_main</text:p>
            </text:list-header>
          </text:list>
          <text:p text:style-name="P22"/>
        </text:list-item>
        <text:list-item>
          <text:p text:style-name="P23">static void zakoncz2()</text:p>
          <text:list>
            <text:list-header>
              <text:p text:style-name="P23"><text:span text:style-name="T16">funkcja podpieta do guzika zamykajace okno planszy sluzy do zapisywania stanu rozgrywki w odpowiednim pliku zapisyx (x – rozmiar planszy) oraz zniszczeniu okienka planszy. Aktualizuje tez informacje czy plansza jest uruchomiona czy nie.</text:span></text:p>
            </text:list-header>
          </text:list>
          <text:p text:style-name="P24"/>
        </text:list-item>
        <text:list-item>
          <text:p text:style-name="P25">static gboolean pobierz_tekst()</text:p>
          <text:list>
            <text:list-header>
              <text:p text:style-name="P25">funkcja, która jest uruchamiana cyklicznie co 10ms jeśli plansza nie istnieje czyli jest rowna 0 wylacza się, wpp sprawdza czy nie zostala jakas informacja przekazana poprzez potoki, jeśli tak to sprawdza jaka zostala flaga i wyswietla odpowiednie komunikaty lub aktualizuje dane (swoje lub przeciwnika, jeśli przeciwnik ma mniej ruchow wykonanych (z wyjatkiem kiedy przeciwnik ma 0 ruchow czyli gra zostala zrestartowana lub wczytana)</text:p>
            </text:list-header>
          </text:list>
        </text:list-item>
        <text:list-item>
          <text:p text:style-name="P25">static void klikniete(GtkWidget *widget, gpointer *data)</text:p>
          <text:list>
            <text:list-header>
              <text:p text:style-name="P26">funkcja ta jest podpieta do wszystkich guzikow na planszy i gpointer *data jest wskaznikiem na strkture Przycisk, która ma wszystkie <text:s/><text:span text:style-name="T17">niezbedene</text:span>informacje o danym guziki. <text:span text:style-name="T17">Najpier sprawdza czy klikniety guzik nie jest klikniety lub nie jest nasza tura lub czy nie odkryto już 2 guzikow w turze. Jesli ktorys z warunkow jest spelniony przerywa program. Wpp odkrywa karte w struktorze info zapisuje informacje o danym ruchu i jeśli jest to pierwsza odkryta karta przekazuje o tym informacje drugiemu graczowi. Jesli jest to już druga odkryta karta sprawdza czy są rozne jeśli tak to zakrywa je po okreslonym czasie oraz aktualizuje infomracje(czyj jest ruch, jakie karty są zakryte) i przekazuje dane drugiemu graczowi. Wpp jeśli obie karty są takie same zwieksza licznik punktow sprawdza tez czy nie wygral gry i przekazuje informacje drugiemu graczowi. Pod koniec zeruje licznik odkrytych kart (po tym jak odkryl już dwie)</text:span></text:p>
            </text:list-header>
          </text:list>
        </text:list-item>
        <text:list-item>
          <text:p text:style-name="P27">static void stworz_plansze(GtkWidget *widget, gpointer *data)</text:p>
          <text:list>
            <text:list-header>
              <text:p text:style-name="P27">funkcja podpieta do guzikow w menu przy wyborze poziomow. Najpierw sprawdza czy jest już rozpoczeta jakas gra, jeśli tak to wyskakuje odpowiedni komunikat. Wpp kontynuuje i tworzy okno z plansza do gry. Aktualizujac dane, a pozniej wyswietlajac. Pozniej wysyla drugiemu graczowi informacje dzieki czemu jeśli „stracil polaczenie” pokaze mu się gra, w stanie jakim była wczesniej.</text:p>
            </text:list-header>
          </text:list>
        </text:list-item>
        <text:list-item>
          <text:p text:style-name="P34"><text:span text:style-name="T13">int main(int argc,char *argv[])</text:span></text:p>
          <text:list>
            <text:list-header>
              <text:p text:style-name="P34"><text:span text:style-name="T13">f</text:span><text:span text:style-name="T12">unkcja która tworzy polaczenia za pomoca potokow oraz uruchamia gtk_init, jest odpowiedzialna za stworzenia okienka z menu dla odpowiedniego gracza</text:span></text:p>
            </text:list-header>
          </text:list>
          <text:p text:style-name="P22"/>
        </text:list-item>
      </text:list>
      <text:list xml:id="list52756396982270" text:continue-list="list52755967867911" text:style-name="L3">
        <text:list-header>
          <text:p text:style-name="P2"/>
        </text:list-header>
        <text:list-item>
          <text:p text:style-name="P2"><text:soft-page-break/>obrazk<text:span text:style-name="T18">i</text:span></text:p>
          <text:p text:style-name="P4"><text:span text:style-name="T3">Folder, w ktorym znajduja się wszystkie grafiki wykorzystywane w programie, </text:span><text:span text:style-name="T11">ikony pochodza z </text:span><text:a xlink:type="simple" xlink:href="https://icons8.com/" text:style-name="Internet_20_link" text:visited-style-name="Visited_20_Internet_20_Link"><text:span text:style-name="T11">https://icons8.com/</text:span></text:a><text:span text:style-name="T11">, a tlo </text:span><text:a xlink:type="simple" xlink:href="https://tiled-bg.blogspot.com/2016/07/background-pattern-with-vector-art-svg.html" text:style-name="Internet_20_link" text:visited-style-name="Visited_20_Internet_20_Link"><text:span text:style-name="T11">https://tiled-bg.blogspot.com/2016/07/background-pattern-with-vector-art-svg.html</text:span></text:a><text:span text:style-name="T11">, które zostaly uzyczone na podstawie <text:s/>Creative Commons Attribution-NoDerivs 3.0 Unported</text:span></text:p>
        </text:list-item>
      </text:list>
      <text:p text:style-name="P8"><text:tab/></text:p>
      <text:p text:style-name="P8"/>
      <text:p text:style-name="P6"/>
      <text:p text:style-name="P6"><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8T03:28:25.164579620</meta:creation-date>
    <dc:date>2019-01-28T05:27:55.340653148</dc:date>
    <meta:editing-duration>PT1H20M46S</meta:editing-duration>
    <meta:editing-cycles>23</meta:editing-cycles>
    <meta:generator>LibreOffice/5.1.6.2$Linux_X86_64 LibreOffice_project/10m0$Build-2</meta:generator>
    <meta:document-statistic meta:table-count="0" meta:image-count="0" meta:object-count="0" meta:page-count="5" meta:paragraph-count="87" meta:word-count="1290" meta:character-count="8823" meta:non-whitespace-character-count="7582"/>
  </office:meta>
</office:document-meta>
</file>